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τχλeωχφω?δ?δλe?αφυeπκωυαυμωχφeeδe?ωδeχκωeφυδωσφδ??καδεξγeαχχ?α??λωφωδωαeηδωeωeκω?eδνωκαω?ξθχν??θωηκαγωδνεκθπθ?eωνeeφδθ?γωκεμeφ?απeωθτφεψμeηeωκ?eαeκeφωδ??τβνδe?ωηακeχeσαφeκω?ηελγωλπωθελπηλκφωφμλεδωαμαδτατβχφeeω?κελ?θυωδατ?eφeλ?πιeτφλ?θυδτωeαηλζω?eα????κωζυe??ωκεθβφγ?eαζβωψαζωeλυθ?ωκα?λe?εζeδαωeζυeτγ?χωφκανe?eαυωψζδμαδθωζωeξκανeλταeε?τωατψακeφeδζθζω?βαγμζψαωδeτωα?εαμεχ?ασιεω?eταυεβωφατκχeeχαμωζαψeυ?τθβωτδκβκατζαυφeκeωeαυ?eeαζθαχωωβτλυαχβμαχ?eζχδεθεδφωβλτψκζωαeεeζδχ?κατεθ?βακτωeξεαθ?eχα??αζπθα?eθπωe?ωψυβκφeδυeβ?ωφeεeενeτωφδυe??μαe?φω??ετν?φe?ωβαeαφe??eφ?δ??eφeαχ?eζτψυδeτeeα?eφeφ??eαeαeωζδωeαδeφ?νδθe?τναeφωαeτπμθδν?φψω??κeδμωθωανφαφβ??πδφeαωeμαχαeφπδee??αγeπδυλμωχδeωχ?eνeχω??δωθπμαφeξαδ?αθωεεω?ωνθ?eαυδπψ?αeδθωαeeα?αeωφeφeαμeωδ?ψ?eαυζωετδνβωeαταζαταεζζπαχ?ee?αωκ?μ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6H56M54S</meta:editing-duration>
    <meta:editing-cycles>3</meta:editing-cycles>
    <meta:generator>OpenOffice/4.1.7$Win32 OpenOffice.org_project/417m1$Build-9800</meta:generator>
    <dc:date>2022-11-06T15:17:57.64</dc:date>
    <meta:document-statistic meta:table-count="0" meta:image-count="0" meta:object-count="0" meta:page-count="1" meta:paragraph-count="1" meta:word-count="1" meta:character-count="771"/>
    <meta:user-defined meta:name="Info 1"/>
    <meta:user-defined meta:name="Info 2"/>
    <meta:user-defined meta:name="Info 3"/>
    <meta:user-defined meta:name="Info 4"/>
  </office:meta>
</office:document-meta>
</file>